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7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495cm"/>
    </style:style>
    <style:style style:name="gr9" style:family="graphic" style:parent-style-name="standard">
      <style:graphic-properties draw:stroke="none" svg:stroke-color="#000000" draw:fill="none" draw:fill-color="#ffffff" fo:min-height="16.5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554cm"/>
    </style:style>
    <style:style style:name="gr13" style:family="graphic" style:parent-style-name="objectwithoutfill">
      <style:graphic-properties svg:stroke-color="#000000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41cm"/>
    </style:style>
    <style:style style:name="gr1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224cm"/>
    </style:style>
    <style:style style:name="gr2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872cm"/>
    </style:style>
    <style:style style:name="gr24" style:family="graphic" style:parent-style-name="standard">
      <style:graphic-properties draw:stroke="none" svg:stroke-color="#000000" draw:fill="none" draw:fill-color="#ffffff" fo:min-height="1.269cm"/>
    </style:style>
    <style:style style:name="gr25" style:family="graphic" style:parent-style-name="standard">
      <style:graphic-properties draw:stroke="none" svg:stroke-color="#000000" draw:fill="none" draw:fill-color="#ffffff" fo:min-height="0.871cm"/>
    </style:style>
    <style:style style:name="gr2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0.254cm"/>
    </style:style>
    <style:style style:name="gr28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2.51cm" style:use-optimal-column-width="false"/>
    </style:style>
    <style:style style:name="co2" style:family="table-column">
      <style:table-column-properties style:column-width="2.522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1.238cm"/>
    </style:style>
    <style:style style:name="ro3" style:family="table-row">
      <style:table-row-properties style:row-height="1.241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2.248cm" svg:height="2.226cm" svg:x="2.654cm" svg:y="6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1.975cm" svg:height="1.222cm" svg:x="2.845cm" svg:y="7.169cm">
              <draw:text-box>
                <text:p text:style-name="P2"><text:span text:style-name="T1">Read data</text:span></text:p>
              </draw:text-box>
            </draw:frame>
          </draw:g>
          <draw:connector draw:style-name="gr3" draw:text-style-name="P1" draw:layer="layout" draw:type="curve" svg:x1="4.902cm" svg:y1="7.527cm" svg:x2="4.902cm" svg:y2="7.527cm" draw:start-shape="id1" draw:end-shape="id1" svg:d="M4902 7527z" svg:viewBox="0 0 1 1">
            <text:p/>
          </draw:connector>
          <draw:path draw:style-name="gr4" draw:text-style-name="P1" draw:layer="layout" svg:width="0.686cm" svg:height="0.795cm" draw:transform="skewX (-0.469144502936076) rotate (0.834616448303688) translate (3.98577873356498cm 6.92032772826776cm)" svg:viewBox="0 0 687 796" svg:d="M0 796c1128 3 527-796 527-796">
            <text:p/>
          </draw:path>
          <draw:frame draw:style-name="gr5" draw:text-style-name="P2" draw:layer="layout" svg:width="3.678cm" svg:height="0.646cm" svg:x="4.434cm" svg:y="5.953cm">
            <draw:text-box>
              <text:p text:style-name="P2"><text:span text:style-name="T1">!packet_done</text:span></text:p>
            </draw:text-box>
          </draw:frame>
        </draw:g>
        <draw:g>
          <draw:line draw:style-name="gr6" draw:text-style-name="P1" draw:layer="layout" svg:x1="1.746cm" svg:y1="2.199cm" svg:x2="2.637cm" svg:y2="2.756cm">
            <text:p/>
          </draw:line>
          <draw:line draw:style-name="gr6" draw:text-style-name="P1" draw:layer="layout" svg:x1="2.043cm" svg:y1="2.755cm" svg:x2="2.637cm" svg:y2="2.755cm">
            <text:p/>
          </draw:line>
          <draw:line draw:style-name="gr3" draw:text-style-name="P1" draw:layer="layout" svg:x1="2.043cm" svg:y1="2.755cm" svg:x2="2.786cm" svg:y2="3.312cm">
            <text:p/>
          </draw:line>
          <draw:frame draw:style-name="gr5" draw:text-style-name="P3" draw:layer="layout" svg:width="1.782cm" svg:height="0.725cm" svg:x="0.409cm" svg:y="2.016cm">
            <draw:text-box>
              <text:p><text:span text:style-name="T2">nRst</text:span></text:p>
            </draw:text-box>
          </draw:frame>
        </draw:g>
        <draw:line draw:style-name="gr3" draw:text-style-name="P1" draw:layer="layout" svg:x1="3.667cm" svg:y1="4.81cm" svg:x2="3.667cm" svg:y2="6.334cm">
          <text:p/>
        </draw:line>
        <draw:frame draw:style-name="gr7" draw:text-style-name="P2" draw:layer="layout" svg:width="3.34cm" svg:height="0.758cm" svg:x="2.105cm" svg:y="5.064cm">
          <draw:text-box>
            <text:p text:style-name="P2"><text:span text:style-name="T1">start_bit_detected</text:span></text:p>
          </draw:text-box>
        </draw:frame>
        <draw:g xml:id="id7" draw:id="id7">
          <draw:g xml:id="id2" draw:id="id2">
            <draw:custom-shape draw:style-name="gr1" draw:text-style-name="P1" draw:layer="layout" svg:width="2.248cm" svg:height="2.226cm" svg:x="2.562cm" svg:y="2.5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251cm" svg:height="1.222cm" svg:x="2.953cm" svg:y="3.139cm">
              <draw:text-box>
                <text:p text:style-name="P4"><text:span text:style-name="T3">Init</text:span></text:p>
              </draw:text-box>
            </draw:frame>
          </draw:g>
          <draw:connector draw:style-name="gr3" draw:text-style-name="P1" draw:layer="layout" draw:type="curve" svg:x1="4.81cm" svg:y1="3.697cm" svg:x2="4.81cm" svg:y2="3.697cm" draw:start-shape="id2" draw:end-shape="id2" svg:d="M4810 3697z" svg:viewBox="0 0 1 1">
            <text:p/>
          </draw:connector>
          <draw:path draw:style-name="gr4" draw:text-style-name="P1" draw:layer="layout" svg:width="0.686cm" svg:height="0.795cm" draw:transform="skewX (-0.469144502936076) rotate (0.834616448303688) translate (3.89377873356498cm 3.09032772826776cm)" svg:viewBox="0 0 687 796" svg:d="M0 796c1128 3 527-796 527-796">
            <text:p/>
          </draw:path>
          <draw:frame draw:style-name="gr5" draw:text-style-name="P2" draw:layer="layout" svg:width="3.678cm" svg:height="0.646cm" svg:x="4.342cm" svg:y="2.123cm">
            <draw:text-box>
              <text:p text:style-name="P2"><text:span text:style-name="T1">!start_bit_detected</text:span></text:p>
            </draw:text-box>
          </draw:frame>
        </draw:g>
        <draw:g xml:id="id8" draw:id="id8">
          <draw:g xml:id="id3" draw:id="id3">
            <draw:custom-shape draw:style-name="gr1" draw:text-style-name="P1" draw:layer="layout" svg:width="2.248cm" svg:height="2.226cm" svg:x="8.023cm" svg:y="10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975cm" svg:height="1.222cm" svg:x="8.414cm" svg:y="10.776cm">
              <draw:text-box>
                <text:p text:style-name="P4"><text:span text:style-name="T3">receive</text:span></text:p>
              </draw:text-box>
            </draw:frame>
          </draw:g>
          <draw:connector draw:style-name="gr3" draw:text-style-name="P1" draw:layer="layout" draw:type="curve" svg:x1="10.389cm" svg:y1="11.334cm" svg:x2="10.389cm" svg:y2="11.334cm" draw:start-shape="id3" draw:end-shape="id3" svg:d="M10389 11334z" svg:viewBox="0 0 1 1">
            <text:p/>
          </draw:connector>
        </draw:g>
        <draw:line draw:style-name="gr3" draw:text-style-name="P1" draw:layer="layout" svg:x1="4.937cm" svg:y1="11.304cm" svg:x2="7.985cm" svg:y2="11.304cm">
          <text:p/>
        </draw:line>
        <draw:g>
          <draw:g xml:id="id4" draw:id="id4">
            <draw:custom-shape draw:style-name="gr1" draw:text-style-name="P1" draw:layer="layout" svg:width="2.248cm" svg:height="2.226cm" svg:x="2.781cm" svg:y="10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696cm" svg:height="1.222cm" svg:x="3.172cm" svg:y="10.705cm">
              <draw:text-box>
                <text:p text:style-name="P4"><text:span text:style-name="T3">check</text:span></text:p>
              </draw:text-box>
            </draw:frame>
          </draw:g>
          <draw:connector draw:style-name="gr3" draw:text-style-name="P1" draw:layer="layout" draw:type="curve" svg:x1="5.029cm" svg:y1="11.263cm" svg:x2="5.029cm" svg:y2="11.263cm" draw:start-shape="id4" draw:end-shape="id4" svg:d="M5029 11263z" svg:viewBox="0 0 1 1">
            <text:p/>
          </draw:connector>
        </draw:g>
        <draw:line draw:style-name="gr3" draw:text-style-name="P1" draw:layer="layout" svg:x1="3.832cm" svg:y1="8.62cm" svg:x2="3.832cm" svg:y2="10.144cm">
          <text:p/>
        </draw:line>
        <draw:frame draw:style-name="gr7" draw:text-style-name="P2" draw:layer="layout" svg:width="3.34cm" svg:height="0.758cm" svg:x="2.27cm" svg:y="8.874cm">
          <draw:text-box>
            <text:p text:style-name="P2"><text:span text:style-name="T1">packet_done</text:span></text:p>
          </draw:text-box>
        </draw:frame>
        <draw:g xml:id="id6" draw:id="id6">
          <draw:g xml:id="id5" draw:id="id5">
            <draw:custom-shape draw:style-name="gr1" draw:text-style-name="P1" draw:layer="layout" svg:width="2.248cm" svg:height="2.226cm" svg:x="2.805cm" svg:y="13.7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1.366cm" svg:height="1.222cm" svg:x="3.196cm" svg:y="14.328cm">
              <draw:text-box>
                <text:p text:style-name="P4"><text:span text:style-name="T3">load</text:span></text:p>
              </draw:text-box>
            </draw:frame>
          </draw:g>
          <draw:connector draw:style-name="gr3" draw:text-style-name="P1" draw:layer="layout" draw:type="curve" svg:x1="5.053cm" svg:y1="14.886cm" svg:x2="5.053cm" svg:y2="14.886cm" draw:start-shape="id5" draw:end-shape="id5" svg:d="M5053 14886z" svg:viewBox="0 0 1 1">
            <text:p/>
          </draw:connector>
        </draw:g>
        <draw:line draw:style-name="gr3" draw:text-style-name="P1" draw:layer="layout" svg:x1="8.493cm" svg:y1="12.303cm" svg:x2="3.921cm" svg:y2="13.827cm">
          <text:p/>
        </draw:line>
        <draw:frame draw:style-name="gr7" draw:text-style-name="P2" draw:layer="layout" svg:width="3.34cm" svg:height="0.758cm" svg:x="5.572cm" svg:y="13.196cm">
          <draw:text-box>
            <text:p text:style-name="P2"><text:span text:style-name="T1">!framing_error</text:span></text:p>
          </draw:text-box>
        </draw:frame>
        <draw:connector draw:style-name="gr3" draw:text-style-name="P1" draw:layer="layout" draw:type="curve" svg:x1="3.929cm" svg:y1="15.999cm" svg:x2="2.562cm" svg:y2="3.466cm" draw:start-shape="id6" draw:start-glue-point="2" draw:end-shape="id7" draw:end-glue-point="3" svg:d="M3929 15999c0 751-934 626-1464-2695s-654-9838 97-9838" svg:viewBox="0 0 1897 12911">
          <text:p/>
        </draw:connector>
        <draw:connector draw:style-name="gr3" draw:text-style-name="P1" draw:layer="layout" draw:type="curve" svg:x1="10.389cm" svg:y1="11.334cm" svg:x2="4.921cm" svg:y2="3.916cm" draw:start-shape="id8" draw:start-glue-point="1" svg:d="M10389 11334c751 0 3485-7418-5468-7418" svg:viewBox="0 0 6452 7419">
          <text:p/>
        </draw:connector>
        <draw:frame draw:style-name="gr8" draw:text-style-name="P2" draw:layer="layout" svg:width="3.048cm" svg:height="0.745cm" svg:x="11.16cm" svg:y="6.588cm">
          <draw:text-box>
            <text:p text:style-name="P2"><text:span text:style-name="T1">framing_error</text:span></text:p>
          </draw:text-box>
        </draw:frame>
        <draw:frame draw:style-name="standard" draw:layer="layout" svg:width="12.561cm" svg:height="7.481cm" svg:x="7.396cm" svg:y="13.8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sbc_clear</text:p>
              </table:table-cell>
              <table:table-cell>
                <text:p text:style-name="P5">sbc_enable</text:p>
              </table:table-cell>
              <table:table-cell>
                <text:p text:style-name="P5">load_buffer</text:p>
              </table:table-cell>
              <table:table-cell>
                <text:p text:style-name="P5">enable_timer</text:p>
              </table:table-cell>
            </table:table-row>
            <table:table-row table:style-name="ro2" table:default-cell-style-name="ce1">
              <table:table-cell>
                <text:p text:style-name="P5">init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Read data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check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receive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<text:span text:style-name="T1">load</text:span>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layer="layout" svg:width="23.622cm" svg:height="16.76cm" svg:x="1cm" svg:y="0.873cm">
          <draw:text-box>
            <text:p>When enable_timer</text:p>
            <text:p><text:tab/>flex_counter(clk)</text:p>
            <text:p><text:tab/><text:tab/>When count = 10 // 10 clock cycles since clk/dataratae = 10</text:p>
            <text:p><text:tab/><text:tab/>shift_strobe = 1 </text:p>
            <text:p/>
            <text:p>flex_counter(shift_strobe)</text:p>
            <text:p><text:tab/>When cont = 9 // all bits read</text:p>
            <text:p><text:tab/><text:tab/>Packet_done = 1</text:p>
            <text:p><text:tab/><text:tab/>Clear counters</text:p>
          </draw:text-box>
        </draw:frame>
      </draw:page>
      <draw:page draw:name="page3" draw:style-name="dp1" draw:master-page-name="Default">
        <draw:g>
          <draw:g>
            <draw:custom-shape draw:style-name="gr10" draw:text-style-name="P1" draw:layer="layout" svg:width="1.609cm" svg:height="3.218cm" svg:x="12.265cm" svg:y="5.799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1" draw:text-style-name="P3" draw:layer="layout" svg:width="1.022cm" svg:height="0.918cm" svg:x="12.047cm" svg:y="6.007cm">
              <draw:text-box>
                <text:p><text:span text:style-name="T2">D</text:span></text:p>
              </draw:text-box>
            </draw:frame>
            <draw:frame draw:style-name="gr12" draw:text-style-name="P3" draw:layer="layout" svg:width="1.054cm" svg:height="0.918cm" svg:x="13.012cm" svg:y="6.007cm">
              <draw:text-box>
                <text:p><text:span text:style-name="T2">Q</text:span></text:p>
              </draw:text-box>
            </draw:frame>
            <draw:line draw:style-name="gr13" draw:text-style-name="P1" draw:layer="layout" svg:x1="12.265cm" svg:y1="8.212cm" svg:x2="12.426cm" svg:y2="8.373cm">
              <text:p/>
            </draw:line>
            <draw:line draw:style-name="gr13" draw:text-style-name="P1" draw:layer="layout" svg:x1="12.265cm" svg:y1="8.534cm" svg:x2="12.426cm" svg:y2="8.373cm">
              <text:p/>
            </draw:line>
            <draw:line draw:style-name="gr13" draw:text-style-name="P1" draw:layer="layout" svg:x1="11.3cm" svg:y1="8.373cm" svg:x2="12.265cm" svg:y2="8.373cm">
              <text:p/>
            </draw:line>
            <draw:line draw:style-name="gr14" draw:text-style-name="P1" draw:layer="layout" svg:x1="12.104cm" svg:y1="8.694cm" svg:x2="12.104cm" svg:y2="7.89cm">
              <text:p/>
            </draw:line>
            <draw:frame draw:style-name="gr15" draw:text-style-name="P3" draw:layer="layout" svg:width="1.409cm" svg:height="0.965cm" svg:x="10.567cm" svg:y="7.408cm">
              <draw:text-box>
                <text:p><text:span text:style-name="T2">Clk</text:span></text:p>
              </draw:text-box>
            </draw:frame>
            <draw:custom-shape draw:style-name="gr1" draw:text-style-name="P1" draw:layer="layout" svg:width="0.321cm" svg:height="0.321cm" svg:x="12.587cm" svg:y="9.0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" draw:layer="layout" svg:x1="12.748cm" svg:y1="9.338cm" svg:x2="12.748cm" svg:y2="9.66cm">
              <text:p/>
            </draw:line>
            <draw:frame draw:style-name="gr16" draw:text-style-name="P3" draw:layer="layout" svg:width="1.741cm" svg:height="0.965cm" svg:x="12.616cm" svg:y="9.017cm">
              <draw:text-box>
                <text:p><text:span text:style-name="T2">nRst</text:span></text:p>
              </draw:text-box>
            </draw:frame>
          </draw:g>
          <draw:custom-shape draw:style-name="gr10" draw:text-style-name="P1" draw:layer="layout" svg:width="3.218cm" svg:height="3.379cm" svg:x="5.678cm" svg:y="5.682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218cm" svg:height="3.379cm" svg:x="17.232cm" svg:y="5.809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3.856cm" svg:y1="6.491cm" svg:x2="17.249cm" svg:y2="6.487cm">
            <text:p/>
          </draw:line>
          <draw:line draw:style-name="gr13" draw:text-style-name="P1" draw:layer="layout" svg:x1="16.138cm" svg:y1="6.776cm" svg:x2="15.815cm" svg:y2="6.132cm">
            <text:p/>
          </draw:line>
          <draw:frame draw:style-name="gr18" draw:text-style-name="P5" draw:layer="layout" svg:width="1.725cm" svg:height="0.817cm" draw:transform="rotate (1.57254165604689) translate (15.815cm 6.634cm)">
            <draw:text-box>
              <text:p><text:span text:style-name="T4">N-2:0</text:span></text:p>
            </draw:text-box>
          </draw:frame>
          <draw:line draw:style-name="gr13" draw:text-style-name="P1" draw:layer="layout" svg:x1="16.138cm" svg:y1="6.776cm" svg:x2="15.815cm" svg:y2="6.132cm">
            <text:p/>
          </draw:line>
          <draw:line draw:style-name="gr17" draw:text-style-name="P1" draw:layer="layout" svg:x1="8.882cm" svg:y1="6.425cm" svg:x2="12.275cm" svg:y2="6.421cm">
            <text:p/>
          </draw:line>
          <draw:line draw:style-name="gr13" draw:text-style-name="P1" draw:layer="layout" svg:x1="11.15cm" svg:y1="6.746cm" svg:x2="10.827cm" svg:y2="6.102cm">
            <text:p/>
          </draw:line>
          <draw:frame draw:style-name="gr19" draw:text-style-name="P5" draw:layer="layout" svg:width="1.724cm" svg:height="0.817cm" draw:transform="rotate (1.57254165604689) translate (10.851cm 6.535cm)">
            <draw:text-box>
              <text:p><text:span text:style-name="T4">N-2:0</text:span></text:p>
            </draw:text-box>
          </draw:frame>
          <draw:line draw:style-name="gr13" draw:text-style-name="P1" draw:layer="layout" svg:x1="11.15cm" svg:y1="6.746cm" svg:x2="10.827cm" svg:y2="6.102cm">
            <text:p/>
          </draw:line>
          <draw:custom-shape draw:style-name="gr20" draw:text-style-name="P1" draw:layer="layout" svg:width="0.321cm" svg:height="0.322cm" svg:x="14.675cm" svg:y="6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4.835cm" svg:y1="6.487cm" svg:x2="14.835cm" svg:y2="4.556cm">
            <text:p text:style-name="P1"/>
            <text:p text:style-name="P1"/>
            <text:p text:style-name="P1"/>
          </draw:line>
          <draw:line draw:style-name="gr22" draw:text-style-name="P1" draw:layer="layout" svg:x1="7.434cm" svg:y1="4.556cm" svg:x2="14.835cm" svg:y2="4.556cm">
            <text:p/>
          </draw:line>
          <draw:line draw:style-name="gr17" draw:text-style-name="P1" draw:layer="layout" svg:x1="7.434cm" svg:y1="4.556cm" svg:x2="7.437cm" svg:y2="5.706cm">
            <text:p/>
          </draw:line>
          <draw:frame draw:style-name="gr23" draw:text-style-name="P3" draw:layer="layout" svg:width="2.09cm" svg:height="1.122cm" svg:x="13.998cm" svg:y="6.447cm">
            <draw:text-box>
              <text:p><text:span text:style-name="T2">state</text:span></text:p>
            </draw:text-box>
          </draw:frame>
          <draw:frame draw:style-name="gr24" draw:text-style-name="P3" draw:layer="layout" svg:width="2.09cm" svg:height="1.519cm" svg:x="8.988cm" svg:y="6.197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17" draw:text-style-name="P1" draw:layer="layout" svg:x1="3.573cm" svg:y1="5.93cm" svg:x2="5.665cm" svg:y2="5.93cm">
            <text:p/>
          </draw:line>
          <draw:frame draw:style-name="gr25" draw:text-style-name="P3" draw:layer="layout" svg:width="3.995cm" svg:height="1.121cm" svg:x="1.635cm" svg:y="5.123cm">
            <draw:text-box>
              <text:p><text:span text:style-name="T2">start_bit_detected</text:span></text:p>
            </draw:text-box>
          </draw:frame>
          <draw:line draw:style-name="gr17" draw:text-style-name="P1" draw:layer="layout" svg:x1="20.489cm" svg:y1="5.955cm" svg:x2="22.397cm" svg:y2="5.955cm">
            <text:p/>
          </draw:line>
          <draw:frame draw:style-name="gr25" draw:text-style-name="P3" draw:layer="layout" svg:width="3.173cm" svg:height="1.121cm" svg:x="20.306cm" svg:y="5.148cm">
            <draw:text-box>
              <text:p><text:span text:style-name="T2">sbc_clear</text:span></text:p>
            </draw:text-box>
          </draw:frame>
          <draw:line draw:style-name="gr17" draw:text-style-name="P1" draw:layer="layout" svg:x1="20.49cm" svg:y1="6.956cm" svg:x2="22.398cm" svg:y2="6.956cm">
            <text:p/>
          </draw:line>
          <draw:frame draw:style-name="gr25" draw:text-style-name="P3" draw:layer="layout" svg:width="3.553cm" svg:height="1.121cm" svg:x="20.307cm" svg:y="6.249cm">
            <draw:text-box>
              <text:p><text:span text:style-name="T2">sbc_enable</text:span></text:p>
            </draw:text-box>
          </draw:frame>
          <draw:line draw:style-name="gr17" draw:text-style-name="P1" draw:layer="layout" svg:x1="20.49cm" svg:y1="8.056cm" svg:x2="22.398cm" svg:y2="8.056cm">
            <text:p/>
          </draw:line>
          <draw:frame draw:style-name="gr25" draw:text-style-name="P3" draw:layer="layout" svg:width="3.68cm" svg:height="1.121cm" svg:x="20.307cm" svg:y="7.249cm">
            <draw:text-box>
              <text:p><text:span text:style-name="T2">load_buffer</text:span></text:p>
            </draw:text-box>
          </draw:frame>
          <draw:line draw:style-name="gr17" draw:text-style-name="P1" draw:layer="layout" svg:x1="20.49cm" svg:y1="9.156cm" svg:x2="22.398cm" svg:y2="9.156cm">
            <text:p/>
          </draw:line>
          <draw:frame draw:style-name="gr25" draw:text-style-name="P3" draw:layer="layout" svg:width="3.172cm" svg:height="1.121cm" svg:x="20.307cm" svg:y="8.349cm">
            <draw:text-box>
              <text:p><text:span text:style-name="T2">enable_timer</text:span></text:p>
            </draw:text-box>
          </draw:frame>
          <draw:line draw:style-name="gr17" draw:text-style-name="P1" draw:layer="layout" svg:x1="3.574cm" svg:y1="7.531cm" svg:x2="5.666cm" svg:y2="7.531cm">
            <text:p/>
          </draw:line>
          <draw:frame draw:style-name="gr25" draw:text-style-name="P3" draw:layer="layout" svg:width="3.742cm" svg:height="1.121cm" svg:x="1.889cm" svg:y="6.724cm">
            <draw:text-box>
              <text:p><text:span text:style-name="T2">packet_done</text:span></text:p>
            </draw:text-box>
          </draw:frame>
          <draw:line draw:style-name="gr17" draw:text-style-name="P1" draw:layer="layout" svg:x1="3.575cm" svg:y1="8.932cm" svg:x2="5.667cm" svg:y2="8.932cm">
            <text:p/>
          </draw:line>
          <draw:frame draw:style-name="gr25" draw:text-style-name="P3" draw:layer="layout" svg:width="3.743cm" svg:height="1.121cm" svg:x="1.889cm" svg:y="8.125cm">
            <draw:text-box>
              <text:p><text:span text:style-name="T2">Framing_error</text:span></text:p>
            </draw:text-box>
          </draw:frame>
        </draw:g>
      </draw:page>
      <draw:page draw:name="page4" draw:style-name="dp1" draw:master-page-name="Default">
        <draw:custom-shape draw:style-name="gr26" draw:text-style-name="P1" draw:layer="layout" svg:width="5.08cm" svg:height="4.699cm" svg:x="4.167cm" svg:y="2.655cm">
          <text:p text:style-name="P1">flex_counter </text:p>
          <text:p text:style-name="P1">Rollover at </text:p>
          <text:p text:style-name="P1">Count = 1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54cm" svg:y1="3.29cm" svg:x2="4.167cm" svg:y2="3.29cm">
          <text:p/>
        </draw:line>
        <draw:frame draw:style-name="gr27" draw:text-style-name="P5" draw:layer="layout" svg:width="3.556cm" svg:height="0.645cm" svg:x="1.4cm" svg:y="2.693cm">
          <draw:text-box>
            <text:p text:style-name="P5"><text:span text:style-name="T4">enable_timer</text:span></text:p>
          </draw:text-box>
        </draw:frame>
        <draw:line draw:style-name="gr3" draw:text-style-name="P1" xml:id="id9" draw:id="id9" draw:layer="layout" svg:x1="1.754cm" svg:y1="5.142cm" svg:x2="4.167cm" svg:y2="5.142cm">
          <text:p/>
        </draw:line>
        <draw:frame draw:style-name="gr27" draw:text-style-name="P5" draw:layer="layout" svg:width="3.556cm" svg:height="0.645cm" svg:x="1.4cm" svg:y="4.545cm">
          <draw:text-box>
            <text:p text:style-name="P5"><text:span text:style-name="T4">clear</text:span></text:p>
          </draw:text-box>
        </draw:frame>
        <draw:line draw:style-name="gr3" draw:text-style-name="P1" draw:layer="layout" svg:x1="9.254cm" svg:y1="3.494cm" svg:x2="15.224cm" svg:y2="3.54cm">
          <text:p/>
        </draw:line>
        <draw:frame draw:style-name="gr27" draw:text-style-name="P5" draw:layer="layout" svg:width="3.556cm" svg:height="0.645cm" svg:x="9.001cm" svg:y="2.895cm">
          <draw:text-box>
            <text:p text:style-name="P5"><text:span text:style-name="T4">shift_strobe</text:span></text:p>
          </draw:text-box>
        </draw:frame>
        <draw:custom-shape draw:style-name="gr26" draw:text-style-name="P1" draw:layer="layout" svg:width="5.08cm" svg:height="4.699cm" svg:x="15.267cm" svg:y="2.656cm">
          <text:p text:style-name="P1">flex_counter </text:p>
          <text:p text:style-name="P1">Rollover at </text:p>
          <text:p text:style-name="P1">Count = 9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54cm" svg:y1="5.143cm" svg:x2="15.267cm" svg:y2="5.143cm">
          <text:p/>
        </draw:line>
        <draw:frame draw:style-name="gr27" draw:text-style-name="P5" draw:layer="layout" svg:width="3.556cm" svg:height="0.645cm" svg:x="12.5cm" svg:y="4.546cm">
          <draw:text-box>
            <text:p text:style-name="P5"><text:span text:style-name="T4">clear</text:span></text:p>
          </draw:text-box>
        </draw:frame>
        <draw:line draw:style-name="gr3" draw:text-style-name="P1" draw:layer="layout" svg:x1="20.354cm" svg:y1="3.243cm" svg:x2="22.767cm" svg:y2="3.243cm">
          <text:p/>
        </draw:line>
        <draw:frame draw:style-name="gr27" draw:text-style-name="P5" xml:id="id10" draw:id="id10" draw:layer="layout" svg:width="3.556cm" svg:height="0.645cm" svg:x="20cm" svg:y="2.646cm">
          <draw:text-box>
            <text:p text:style-name="P5"><text:span text:style-name="T4">packet_done</text:span></text:p>
          </draw:text-box>
        </draw:frame>
        <draw:connector draw:style-name="gr28" draw:text-style-name="P1" draw:layer="layout" draw:line-skew="5.875cm" svg:x1="1.754cm" svg:y1="5.142cm" svg:x2="21.778cm" svg:y2="3.291cm" draw:start-shape="id9" draw:start-glue-point="3" draw:end-shape="id10" draw:end-glue-point="2" svg:d="M1754 5142v4875h20024v-6726" svg:viewBox="0 0 20025 6727">
          <text:p/>
        </draw:connector>
        <draw:line draw:style-name="gr6" draw:text-style-name="P1" draw:layer="layout" svg:x1="12.838cm" svg:y1="5.064cm" svg:x2="12.838cm" svg:y2="10.017cm">
          <text:p/>
        </draw:line>
        <draw:line draw:style-name="gr13" draw:text-style-name="P1" draw:layer="layout" svg:x1="4.222cm" svg:y1="6.884cm" svg:x2="4.383cm" svg:y2="7.045cm">
          <text:p/>
        </draw:line>
        <draw:line draw:style-name="gr13" draw:text-style-name="P1" draw:layer="layout" svg:x1="4.222cm" svg:y1="7.206cm" svg:x2="4.383cm" svg:y2="7.045cm">
          <text:p/>
        </draw:line>
        <draw:line draw:style-name="gr13" draw:text-style-name="P1" draw:layer="layout" svg:x1="3.257cm" svg:y1="7.045cm" svg:x2="4.222cm" svg:y2="7.045cm">
          <text:p/>
        </draw:line>
        <draw:line draw:style-name="gr14" draw:text-style-name="P1" draw:layer="layout" svg:x1="4.061cm" svg:y1="7.366cm" svg:x2="4.061cm" svg:y2="6.562cm">
          <text:p/>
        </draw:line>
        <draw:frame draw:style-name="gr15" draw:text-style-name="P3" draw:layer="layout" svg:width="1.409cm" svg:height="0.965cm" svg:x="2.524cm" svg:y="6.08cm">
          <draw:text-box>
            <text:p><text:span text:style-name="T2">Clk</text:span></text:p>
          </draw:text-box>
        </draw:frame>
        <draw:custom-shape draw:style-name="gr1" draw:text-style-name="P1" draw:layer="layout" svg:width="0.321cm" svg:height="0.321cm" svg:x="4.544cm" svg:y="7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705cm" svg:y1="7.71cm" svg:x2="4.705cm" svg:y2="8.032cm">
          <text:p/>
        </draw:line>
        <draw:frame draw:style-name="gr16" draw:text-style-name="P3" draw:layer="layout" svg:width="1.741cm" svg:height="0.965cm" svg:x="4.573cm" svg:y="7.389cm">
          <draw:text-box>
            <text:p><text:span text:style-name="T2">nRst</text:span></text:p>
          </draw:text-box>
        </draw:frame>
        <draw:line draw:style-name="gr13" draw:text-style-name="P1" draw:layer="layout" svg:x1="15.322cm" svg:y1="6.884cm" svg:x2="15.483cm" svg:y2="7.045cm">
          <text:p/>
        </draw:line>
        <draw:line draw:style-name="gr13" draw:text-style-name="P1" draw:layer="layout" svg:x1="15.322cm" svg:y1="7.206cm" svg:x2="15.483cm" svg:y2="7.045cm">
          <text:p/>
        </draw:line>
        <draw:line draw:style-name="gr13" draw:text-style-name="P1" draw:layer="layout" svg:x1="14.357cm" svg:y1="7.045cm" svg:x2="15.322cm" svg:y2="7.045cm">
          <text:p/>
        </draw:line>
        <draw:line draw:style-name="gr14" draw:text-style-name="P1" draw:layer="layout" svg:x1="15.161cm" svg:y1="7.366cm" svg:x2="15.161cm" svg:y2="6.562cm">
          <text:p/>
        </draw:line>
        <draw:frame draw:style-name="gr15" draw:text-style-name="P3" draw:layer="layout" svg:width="1.409cm" svg:height="0.965cm" svg:x="13.624cm" svg:y="6.08cm">
          <draw:text-box>
            <text:p><text:span text:style-name="T2">Clk</text:span></text:p>
          </draw:text-box>
        </draw:frame>
        <draw:custom-shape draw:style-name="gr1" draw:text-style-name="P1" draw:layer="layout" svg:width="0.321cm" svg:height="0.321cm" svg:x="15.644cm" svg:y="7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805cm" svg:y1="7.71cm" svg:x2="15.805cm" svg:y2="8.032cm">
          <text:p/>
        </draw:line>
        <draw:frame draw:style-name="gr16" draw:text-style-name="P3" draw:layer="layout" svg:width="1.741cm" svg:height="0.965cm" svg:x="15.673cm" svg:y="7.389cm">
          <draw:text-box>
            <text:p><text:span text:style-name="T2">n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17T19:47:44.811639049</dc:date>
    <meta:editing-duration>PT10H15M26S</meta:editing-duration>
    <meta:editing-cycles>36</meta:editing-cycles>
    <meta:generator>LibreOffice/4.2.8.2$Linux_X86_64 LibreOffice_project/420$Build-2</meta:generator>
    <dc:creator>Mentor Graphics</dc:creator>
    <meta:document-statistic meta:object-count="119"/>
  </office:meta>
</office:document-meta>
</file>